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29ae3" officeooo:paragraph-rsid="00029ae3"/>
    </style:style>
    <style:style style:name="P2" style:family="paragraph" style:parent-style-name="Standard">
      <style:text-properties officeooo:rsid="00029ae3" officeooo:paragraph-rsid="00031d7b"/>
    </style:style>
    <style:style style:name="P3" style:family="paragraph" style:parent-style-name="Standard">
      <style:text-properties officeooo:rsid="00045f8d" officeooo:paragraph-rsid="00045f8d"/>
    </style:style>
    <style:style style:name="P4" style:family="paragraph" style:parent-style-name="Standard">
      <style:text-properties officeooo:rsid="00029ae3" officeooo:paragraph-rsid="00029ae3"/>
    </style:style>
    <style:style style:name="P5" style:family="paragraph" style:parent-style-name="Standard">
      <style:text-properties officeooo:rsid="000549cd" officeooo:paragraph-rsid="000549cd"/>
    </style:style>
    <style:style style:name="P6" style:family="paragraph" style:parent-style-name="Standard">
      <style:text-properties officeooo:rsid="00055bf2" officeooo:paragraph-rsid="00055bf2"/>
    </style:style>
    <style:style style:name="P7" style:family="paragraph" style:parent-style-name="Standard">
      <style:paragraph-properties fo:text-align="end" style:justify-single-word="false"/>
      <style:text-properties officeooo:rsid="00055bf2" officeooo:paragraph-rsid="00055bf2"/>
    </style:style>
    <style:style style:name="T1" style:family="text">
      <style:text-properties officeooo:rsid="001a0f64"/>
    </style:style>
    <style:style style:name="T2" style:family="text">
      <style:text-properties style:text-position="super 58%"/>
    </style:style>
    <style:style style:name="T3" style:family="text">
      <style:text-properties officeooo:rsid="00045f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x Briggs</text:p>
      <text:p text:style-name="P7">16325 Deer Creek Way</text:p>
      <text:p text:style-name="P7">Meadow Vista, CA 95722</text:p>
      <text:p text:style-name="P6"/>
      <text:p text:style-name="P6"/>
      <text:p text:style-name="P5">September 15 2017</text:p>
      <text:p text:style-name="P1"/>
      <text:p text:style-name="P1">To the Eagle Board of Review,</text:p>
      <text:p text:style-name="P1"/>
      <text:p text:style-name="P1"><text:span text:style-name="T1"><text:tab/>I have been a Boy Scout for the past seven years. </text:span>During that time, I have participated in six Del Oro High School plays and musicals: Towards Zero; Les Miserables; The Assorted Suites of Neil Simon; Arsenic and Old Lace; Almost, Maine; and Beauty and the Beast. </text:p>
      <text:p text:style-name="P2"><text:tab/>I have been active in my district’s Order of the Arrow Chapter, having attained the honor of Brotherhood. In the summer of my sophomore year, I attended the National Order of the Arrow Conference, which was celebrating the 100<text:span text:style-name="T2">th</text:span> anniversery of OA, learning about its legacy of service as well as resolving to continue that legacy of service for the next 100 years. </text:p>
      <text:p text:style-name="P2"><text:tab/>During my sophomore year, I became interested in computer programming and the Free Software Movement, which belives in ethical, freedom respecting computer programs. During spring break of my junior year, I participated in a church mission trip in Mexico, where I served as a Spanish interpreter and led a bible study in Spanish.</text:p>
      <text:p text:style-name="P2"><text:tab/><text:span text:style-name="T3">Now, as I begin college, working towards earning a degree in computer science, I am still driven to follow the ideals of the Scout Oath and Law. I want to use what I will learn in school to further serve my community, my nation and the world. You may call me a young, naive idealist, and perhaps I am. But Scouting has given me a drive to serve, and the make the world a better place. That is the lesson I will take away from Scouting, and I expect it will stay with me for my entire life.</text:span></text:p>
      <text:p text:style-name="P2"/>
      <text:p text:style-name="P3">Sincerely,</text:p>
      <text:p text:style-name="P3"/>
      <text:p text:style-name="P3"/>
      <text:p text:style-name="P3"/>
      <text:p text:style-name="P3">Max Brig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2:42:37.670560329</meta:creation-date>
    <dc:date>2017-09-15T13:37:21.199762775</dc:date>
    <meta:editing-duration>PT6M</meta:editing-duration>
    <meta:editing-cycles>3</meta:editing-cycles>
    <meta:generator>LibreOffice/5.4.1.2.0$Linux_X86_64 LibreOffice_project/40m0$Build-2</meta:generator>
    <meta:document-statistic meta:table-count="0" meta:image-count="0" meta:object-count="0" meta:page-count="1" meta:paragraph-count="11" meta:word-count="283" meta:character-count="1568" meta:non-whitespace-character-count="1290"/>
  </office:meta>
</office:document-meta>
</file>